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'Segoe UI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Times New Roman"/>
    </style:style>
    <style:style style:name="P3" style:family="paragraph" style:parent-style-name="Standard" style:list-style-name="L1">
      <style:text-properties style:font-name="Times New Roman"/>
    </style:style>
    <style:style style:name="P4" style:family="paragraph" style:parent-style-name="Heading_20_1">
      <style:text-properties style:font-name="Times New Roman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000000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style:font-name="Times New Roman" fo:font-size="10.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1d2129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0084ff" style:font-name="Helvetica Neue" fo:font-size="10.5pt" fo:letter-spacing="normal" fo:font-style="normal" fo:font-weight="normal"/>
    </style:style>
    <style:style style:name="T6" style:family="text"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style:use-window-font-color="true" fo:font-size="10.5pt" fo:letter-spacing="normal" fo:font-style="normal" fo:font-weight="normal"/>
    </style:style>
    <style:style style:name="T8" style:family="text">
      <style:text-properties style:use-window-font-color="true"/>
    </style:style>
    <style:style style:name="T9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ruksanvisning for å kjøre applikasjonen</text:h>
      <text:p text:style-name="P2"/>
      <text:list xml:id="list4835570522706286771" text:style-name="L1">
        <text:list-item>
          <text:p text:style-name="P1"><text:span text:style-name="T9">Installer python 3 anaconda. For eksempel: </text:span><text:a xlink:type="simple" xlink:href="https://medium.com/@GalarnykMichael/install-python-on-windows-anaconda-c63c7c3d1444" text:style-name="Internet_20_link" text:visited-style-name="Visited_20_Internet_20_Link"><text:span text:style-name="T9">https://medium.com/@GalarnykMichael/install-python-on-windows-anaconda-c63c7c3d1444</text:span></text:a><text:span text:style-name="T9">.</text:span></text:p>
        </text:list-item>
        <text:list-item>
          <text:p text:style-name="P1"><text:span text:style-name="T9">Installer python flask. </text:span><text:a xlink:type="simple" xlink:href="http://flask.pocoo.org/docs/0.12/installation/" office:target-frame-name="_blank" xlink:show="new" text:style-name="Internet_20_link" text:visited-style-name="Visited_20_Internet_20_Link">http://flask.pocoo.org/docs/0.12/installation/</text:a><text:span text:style-name="T3">.</text:span></text:p>
        </text:list-item>
        <text:list-item>
          <text:p text:style-name="P1"><text:span text:style-name="T9">Installer og start MySQL server. For eksempel: </text:span><text:a xlink:type="simple" xlink:href="https://dev.mysql.com/downloads/installer/" text:style-name="Internet_20_link" text:visited-style-name="Visited_20_Internet_20_Link"><text:span text:style-name="T9">https://dev.mysql.com/downloads/installer/</text:span></text:a><text:span text:style-name="T9">.</text:span></text:p>
        </text:list-item>
        <text:list-item>
          <text:p text:style-name="P3">Kjør sql in db/annualcycle_v1.1.7.sql.</text:p>
        </text:list-item>
        <text:list-item>
          <text:p text:style-name="P3">Kjør mf_app.py. Første gang vil du bli spurt om brukernavn og passord til MySQL serveren.</text:p>
        </text:list-item>
        <text:list-item>
          <text:p text:style-name="P1"><text:span text:style-name="T9">Gå til </text:span><text:a xlink:type="simple" xlink:href="http://127.0.0.1:5000/" text:style-name="Internet_20_link" text:visited-style-name="Visited_20_Internet_20_Link"><text:span text:style-name="T9">http://127.0.0.1:5000</text:span></text:a><text:span text:style-name="T9"> i en nettleser.</text:span></text:p>
        </text:list-item>
        <text:list-item>
          <text:p text:style-name="P3">Trykk på «ctrl» + «shift» + «s» for å starte en automatisk test som viser det grunnleggende av applikasjonen.</text:p>
        </text:list-item>
        <text:list-item>
          <text:p text:style-name="P3">Test appen. Hvis du vil simulere at tiden går i forhold til tidslinjen, kjør «mf_timeManipulator = "dec 30 2017"» i konsollet i nettleseren, eller en annen dato. For at simuleringen skal virke, må modus skiftes mellom «timeline view» og «task view» en gang i tidslinjen. Hvis «forgot password» funksjonen skal virke, må en bruker med en fungerende email registreres.</text:p>
        </text:list-item>
        <text:list-item>
          <text:p text:style-name="P3">Kildekoden for databasen ligger i /db/annualcycle_v1.1.7_clean_script.sql. Kildekoden for resten av applikasjonen ligger i /application.</text:p>
        </text:list-item>
        <text:list-item>
          <text:p text:style-name="P3">Rapporten heter rapport.odt eller rapport.pdf.</text:p>
        </text:list-item>
      </text:list>
      <text:p text:style-name="P2">Delta<text:span text:style-name="T8">kere: </text:span><text:span text:style-name="T7">Deltakere: Nils Magne Fossåen, Vebjørn A. Asmundsen, Sondre Johansen Oanæs, Markus Pettersen og Markus Fjellhei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'Segoe UI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us Fjellheim</meta:initial-creator>
    <meta:creation-date>2017-12-03T22:43:46.95</meta:creation-date>
    <meta:generator>OpenOffice/4.1.4$Win32 OpenOffice.org_project/414m5$Build-9788</meta:generator>
    <dc:date>2017-12-03T23:26:41.46</dc:date>
    <dc:creator>Markus Fjellheim</dc:creator>
    <meta:editing-duration>PT42M39S</meta:editing-duration>
    <meta:editing-cycles>27</meta:editing-cycles>
    <meta:document-statistic meta:table-count="0" meta:image-count="0" meta:object-count="0" meta:page-count="1" meta:paragraph-count="12" meta:word-count="172" meta:character-count="1301"/>
  </office:meta>
</office:document-meta>
</file>